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2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405129456733387714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8212157480773066172" text:style-name="L2">
        <text:list-item>
          <text:p text:style-name="P11">1:42.3 <text:tab/>5. <text:s/>1:39.6</text:p>
        </text:list-item>
      </text:list>
      <text:list xml:id="list1807932223750692416" text:style-name="L3">
        <text:list-item>
          <text:p text:style-name="P12">1:43.3<text:tab/><text:tab/>6. <text:s/>1:38.3</text:p>
        </text:list-item>
        <text:list-item>
          <text:p text:style-name="P12">1:46.0<text:tab/><text:tab/>7. <text:s/>1:39.1</text:p>
        </text:list-item>
        <text:list-item>
          <text:p text:style-name="P12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7163956892357530927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2"><text:soft-page-break/>Sat 8/13/16: <text:s/><text:span text:style-name="T1">4 miles</text:span></text:p>
      <text:p text:style-name="P2">I ran and walked 4 miles on hilly roads in 44:28. I walked a total of 4:30.</text:p>
      <text:p text:style-name="P2"/>
      <text:p text:style-name="P2">Sun 8/14/16: <text:s/><text:span text:style-name="T1">5 miles</text:span></text:p>
      <text:p text:style-name="P2">I ran and walked 5 miles on hilly roads in 59:50. I walked a total of 5:00.</text:p>
      <text:p text:style-name="P2"/>
      <text:p text:style-name="P2">Mon 8/15/16: <text:s/><text:span text:style-name="T1">1 mile</text:span></text:p>
      <text:p text:style-name="P2">I ran 1 mile before traveling to Amsterdam.</text:p>
      <text:p text:style-name="P2"/>
      <text:p text:style-name="P2">Tues 8/16/16: <text:s/><text:span text:style-name="T1">1 mile</text:span></text:p>
      <text:p text:style-name="P2">I ran 1 mile in Amsterdam.</text:p>
      <text:p text:style-name="P2"/>
      <text:p text:style-name="P2">Wed <text:s/>8/17/16: <text:s/><text:span text:style-name="T1">1 mile</text:span></text:p>
      <text:p text:style-name="P2">I ran 1 mile in Amsterdam.</text:p>
      <text:p text:style-name="P2"/>
      <text:p text:style-name="P2">Thur 8/18/16: <text:s/><text:span text:style-name="T1">3 miles</text:span></text:p>
      <text:p text:style-name="P2">I walked and ran 3 miles averaging 10:47/mile. <text:s/>I walked <text:s/>0.1 miles, ran 0.9 miles and repeated 2 more times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8T06:00:32.55</dc:date>
    <dc:creator>James Lombardi</dc:creator>
    <meta:editing-duration>PT15H30M21S</meta:editing-duration>
    <meta:editing-cycles>129</meta:editing-cycles>
    <meta:document-statistic meta:table-count="0" meta:image-count="0" meta:object-count="0" meta:page-count="5" meta:paragraph-count="102" meta:word-count="1111" meta:character-count="5511"/>
  </office:meta>
</office:document-meta>
</file>